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4EC00000276AB5A8B836A5012F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DejaVu Sans1" svg:font-family="'DejaVu Sans'" style:font-pitch="variable"/>
    <style:font-face style:name="DejaVu Sans" svg:font-family="'DejaVu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áboa1" style:family="table">
      <style:table-properties style:width="16.094cm" table:align="left" style:writing-mode="lr-tb"/>
    </style:style>
    <style:style style:name="Táboa1.A" style:family="table-column">
      <style:table-column-properties style:column-width="16.094cm"/>
    </style:style>
    <style:style style:name="Táboa1.1" style:family="table-row">
      <style:table-row-properties style:min-row-height="0.609cm" fo:keep-together="auto"/>
    </style:style>
    <style:style style:name="Táboa1.A1" style:family="table-cell">
      <style:table-cell-properties style:vertical-align="top" fo:padding="0.097cm" fo:border-left="0.1pt solid #000000" fo:border-right="0.1pt solid #000000" fo:border-top="0.1pt solid #000000" fo:border-bottom="none" style:writing-mode="lr-tb"/>
    </style:style>
    <style:style style:name="Táboa1.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text-properties fo:language="gl" fo:country="ES"/>
    </style:style>
    <style:style style:name="P2" style:family="paragraph" style:parent-style-name="Text_20_body">
      <style:text-properties style:font-name="Arial" fo:font-size="8pt" fo:language="gl" fo:country="ES" fo:font-style="italic" style:font-size-asian="8pt" style:font-style-asian="italic" style:font-name-complex="Arial" style:font-size-complex="8pt" style:font-style-complex="italic"/>
    </style:style>
    <style:style style:name="P3" style:family="paragraph" style:parent-style-name="Text_20_body">
      <style:paragraph-properties fo:text-align="justify" style:justify-single-word="false"/>
      <style:text-properties style:font-name="Arial" fo:language="gl" fo:country="ES" fo:font-style="italic" style:font-style-asian="italic" style:font-name-complex="Arial" style:font-size-complex="8pt" style:font-style-complex="italic"/>
    </style:style>
    <style:style style:name="P4" style:family="paragraph" style:parent-style-name="Text_20_body">
      <style:paragraph-properties fo:text-align="justify" style:justify-single-word="false"/>
      <style:text-properties style:font-name="Arial" fo:language="gl" fo:country="ES" fo:font-style="italic" officeooo:paragraph-rsid="000ea8be" style:font-style-asian="italic" style:font-name-complex="Arial" style:font-size-complex="8pt" style:font-style-complex="italic"/>
    </style:style>
    <style:style style:name="P5" style:family="paragraph" style:parent-style-name="Text_20_body">
      <style:paragraph-properties fo:text-align="justify" style:justify-single-word="false"/>
      <style:text-properties style:font-name="Arial" fo:language="gl" fo:country="ES" fo:font-style="italic" officeooo:rsid="001003e4" officeooo:paragraph-rsid="001003e4" style:font-style-asian="italic" style:font-name-complex="Arial" style:font-size-complex="8pt" style:font-style-complex="italic"/>
    </style:style>
    <style:style style:name="P6" style:family="paragraph" style:parent-style-name="Text_20_body">
      <style:paragraph-properties fo:text-align="justify" style:justify-single-word="false"/>
      <style:text-properties style:font-name="Arial" fo:language="gl" fo:country="ES" fo:font-style="italic" officeooo:paragraph-rsid="00138b84" style:font-name-asian="Times New Roman" style:font-style-asian="italic" style:font-name-complex="Arial" style:font-size-complex="8pt" style:font-style-complex="italic"/>
    </style:style>
    <style:style style:name="P7" style:family="paragraph" style:parent-style-name="Text_20_body">
      <style:text-properties fo:font-variant="small-caps" style:font-name="Arial" fo:language="gl" fo:country="ES" style:text-underline-style="solid" style:text-underline-width="auto" style:text-underline-color="font-color" style:font-name-complex="Arial"/>
    </style:style>
    <style:style style:name="P8" style:family="paragraph" style:parent-style-name="Header">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etter-spacing="-0.005cm" fo:language="gl" fo:country="ES" style:font-size-asian="9pt" style:language-asian="zxx" style:country-asian="none" style:font-name-complex="Arial"/>
    </style:style>
    <style:style style:name="P9" style:family="paragraph" style:parent-style-name="Header">
      <style:paragraph-properties fo:text-align="end" style:justify-single-word="false"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anguage="gl" fo:country="ES" style:font-size-asian="9pt" style:font-name-complex="Arial"/>
    </style:style>
    <style:style style:name="P10" style:family="paragraph" style:parent-style-name="Header">
      <style:paragraph-properties>
        <style:tab-stops>
          <style:tab-stop style:position="7.5cm" style:type="center"/>
          <style:tab-stop style:position="15.503cm" style:type="right"/>
        </style:tab-stops>
      </style:paragraph-properties>
      <style:text-properties fo:language="gl" fo:country="ES"/>
    </style:style>
    <style:style style:name="P11"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4pt" fo:language="gl" fo:country="ES" style:text-underline-style="solid" style:text-underline-width="auto" style:text-underline-color="font-color" officeooo:rsid="000ea8be" officeooo:paragraph-rsid="000ea8be" style:font-size-asian="12.25pt" style:font-name-complex="Arial" style:font-size-complex="14pt"/>
    </style:style>
    <style:style style:name="P12"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6pt" fo:language="gl" fo:country="ES" style:text-underline-style="solid" style:text-underline-width="auto" style:text-underline-color="font-color" officeooo:rsid="0012ab60" officeooo:paragraph-rsid="0012ab60" style:font-size-asian="16pt" style:font-name-complex="Arial" style:font-size-complex="16pt"/>
    </style:style>
    <style:style style:name="P13" style:family="paragraph" style:parent-style-name="Standard">
      <style:paragraph-properties fo:margin-left="0cm" fo:margin-right="0.247cm" style:line-height-at-least="0.298cm" fo:text-align="center" style:justify-single-word="false" fo:text-indent="0cm" style:auto-text-indent="false">
        <style:tab-stops>
          <style:tab-stop style:position="1.122cm"/>
          <style:tab-stop style:position="2.392cm"/>
          <style:tab-stop style:position="3.662cm"/>
          <style:tab-stop style:position="4.932cm"/>
          <style:tab-stop style:position="6.202cm"/>
          <style:tab-stop style:position="7.472cm"/>
          <style:tab-stop style:position="8.742cm"/>
        </style:tab-stops>
      </style:paragraph-properties>
    </style:style>
    <style:style style:name="P14" style:family="paragraph" style:parent-style-name="Standard">
      <style:text-properties fo:language="gl" fo:country="ES"/>
    </style:style>
    <style:style style:name="P15" style:family="paragraph" style:parent-style-name="Table_20_Contents">
      <style:paragraph-properties style:snap-to-layout-grid="false"/>
      <style:text-properties style:font-name="Arial" fo:font-size="15pt" fo:language="gl" fo:country="ES" fo:font-weight="bold" style:font-size-asian="15pt" style:font-weight-asian="bold" style:font-name-complex="Arial" style:font-size-complex="15pt" style:font-weight-complex="bold"/>
    </style:style>
    <style:style style:name="P16" style:family="paragraph" style:parent-style-name="Table_20_Contents">
      <style:paragraph-properties style:snap-to-layout-grid="false"/>
      <style:text-properties style:font-name="Arial" fo:font-size="15pt" fo:language="gl" fo:country="ES" fo:font-weight="bold" officeooo:rsid="0012ab60" officeooo:paragraph-rsid="0012ab60" style:font-size-asian="15pt" style:font-weight-asian="bold" style:font-name-complex="Arial" style:font-size-complex="15pt" style:font-weight-complex="bold"/>
    </style:style>
    <style:style style:name="P17" style:family="paragraph" style:parent-style-name="Subtitle">
      <style:text-properties fo:font-variant="small-caps" fo:language="gl" fo:country="ES" style:text-underline-style="solid" style:text-underline-width="auto" style:text-underline-color="font-color"/>
    </style:style>
    <style:style style:name="P18" style:family="paragraph" style:parent-style-name="Encabezado1">
      <style:paragraph-properties fo:text-align="justify" style:justify-single-word="false"/>
      <style:text-properties style:font-name="Arial" fo:language="gl" fo:country="ES" fo:font-style="italic" officeooo:paragraph-rsid="00138b84" style:font-style-asian="italic" style:font-name-complex="Arial" style:font-size-complex="8pt" style:font-style-complex="italic"/>
    </style:style>
    <style:style style:name="P19" style:family="paragraph" style:parent-style-name="Texto_20_independiente_20_31">
      <style:paragraph-properties fo:margin-left="0cm" fo:margin-right="0.54cm" fo:text-align="justify" style:justify-single-word="false" fo:text-indent="0cm" style:auto-text-indent="false"/>
      <style:text-properties fo:language="gl" fo:country="ES"/>
    </style:style>
    <style:style style:name="P20" style:family="paragraph" style:parent-style-name="Heading_20_2">
      <style:paragraph-properties fo:text-align="justify" style:justify-single-word="false"/>
      <style:text-properties fo:language="gl" fo:country="ES" officeooo:rsid="001174f8" officeooo:paragraph-rsid="001174f8" style:font-name-asian="Times New Roman" style:font-name-complex="Arial" style:font-size-complex="8pt"/>
    </style:style>
    <style:style style:name="P21" style:family="paragraph" style:parent-style-name="Heading_20_2">
      <style:paragraph-properties fo:text-align="justify" style:justify-single-word="false"/>
      <style:text-properties fo:language="gl" fo:country="ES" style:font-name-asian="Times New Roman" style:font-name-complex="Arial" style:font-size-complex="8pt"/>
    </style:style>
    <style:style style:name="P22" style:family="paragraph" style:parent-style-name="Heading_20_2">
      <style:paragraph-properties fo:text-align="justify" style:justify-single-word="false"/>
      <style:text-properties fo:language="gl" fo:country="ES" officeooo:paragraph-rsid="00138b84" style:font-name-asian="Times New Roman" style:font-name-complex="Arial" style:font-size-complex="8pt"/>
    </style:style>
    <style:style style:name="P23" style:family="paragraph" style:parent-style-name="Heading_20_2">
      <style:paragraph-properties fo:text-align="justify" style:justify-single-word="false"/>
      <style:text-properties fo:language="gl" fo:country="ES"/>
    </style:style>
    <style:style style:name="P24" style:family="paragraph" style:parent-style-name="Heading_20_2">
      <style:paragraph-properties fo:text-align="justify" style:justify-single-word="false"/>
      <style:text-properties style:font-name="Arial" fo:font-size="10pt" fo:language="gl" fo:country="ES" style:font-name-asian="Times New Roman" style:font-size-asian="10pt" style:font-name-complex="Arial" style:font-size-complex="10pt"/>
    </style:style>
    <style:style style:name="P25" style:family="paragraph" style:parent-style-name="Heading" style:master-page-name="Standard">
      <style:paragraph-properties fo:margin-left="-0.423cm" fo:margin-right="0cm" fo:text-indent="0cm" style:auto-text-indent="false" style:page-number="1"/>
      <style:text-properties fo:font-variant="small-caps" style:font-name="Arial" fo:language="gl" fo:country="ES" style:text-underline-style="solid" style:text-underline-width="auto" style:text-underline-color="font-color" style:font-name-complex="Arial"/>
    </style:style>
    <style:style style:name="P26" style:family="paragraph" style:parent-style-name="Table_20_Contents">
      <style:paragraph-properties style:snap-to-layout-grid="false"/>
      <style:text-properties style:font-name="Arial" fo:font-size="15pt" fo:language="gl" fo:country="ES" fo:font-weight="bold" style:font-size-asian="15pt" style:font-weight-asian="bold" style:font-name-complex="Arial" style:font-size-complex="15pt" style:font-weight-complex="bold"/>
    </style:style>
    <style:style style:name="P27" style:family="paragraph" style:parent-style-name="Table_20_Contents">
      <style:paragraph-properties style:snap-to-layout-grid="false"/>
      <style:text-properties style:font-name="Arial" fo:font-size="15pt" fo:language="gl" fo:country="ES" fo:font-weight="bold" officeooo:paragraph-rsid="0017b7c1" style:font-size-asian="15pt" style:font-weight-asian="bold" style:font-name-complex="Arial" style:font-size-complex="15pt" style:font-weight-complex="bold"/>
    </style:style>
    <style:style style:name="P28" style:family="paragraph" style:parent-style-name="Table_20_Contents">
      <style:paragraph-properties style:snap-to-layout-grid="false"/>
      <style:text-properties style:font-name="Arial" fo:font-size="15pt" fo:language="gl" fo:country="ES" fo:font-weight="bold" officeooo:rsid="0012ab60" officeooo:paragraph-rsid="0017b7c1" style:font-size-asian="15pt" style:font-weight-asian="bold" style:font-name-complex="Arial" style:font-size-complex="15pt" style:font-weight-complex="bold"/>
    </style:style>
    <style:style style:name="P29" style:family="paragraph" style:parent-style-name="Table_20_Contents" style:list-style-name="L2">
      <style:paragraph-properties style:snap-to-layout-grid="false"/>
      <style:text-properties style:font-name="Arial" fo:font-size="15pt" fo:language="gl" fo:country="ES" fo:font-weight="bold" officeooo:rsid="0012ab60" officeooo:paragraph-rsid="0017b7c1" style:font-size-asian="15pt" style:font-weight-asian="bold" style:font-name-complex="Arial" style:font-size-complex="15pt" style:font-weight-complex="bold"/>
    </style:style>
    <style:style style:name="P30" style:family="paragraph" style:parent-style-name="Table_20_Contents" style:list-style-name="L3">
      <style:paragraph-properties style:snap-to-layout-grid="false"/>
      <style:text-properties officeooo:paragraph-rsid="0017b7c1"/>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1">
      <style:paragraph-properties fo:text-align="justify" style:justify-single-word="false"/>
      <style:text-properties officeooo:paragraph-rsid="001003e4"/>
    </style:style>
    <style:style style:name="P33" style:family="paragraph" style:parent-style-name="Text_20_body">
      <style:paragraph-properties fo:text-align="justify" style:justify-single-word="false"/>
      <style:text-properties style:font-name="Arial" fo:language="gl" fo:country="ES" fo:font-style="italic" officeooo:rsid="00195506" officeooo:paragraph-rsid="00195506" style:font-name-asian="Times New Roman" style:font-style-asian="italic" style:font-name-complex="Arial" style:font-size-complex="8pt" style:font-style-complex="italic"/>
    </style:style>
    <style:style style:name="P34" style:family="paragraph" style:parent-style-name="Text_20_body">
      <style:paragraph-properties fo:text-align="justify" style:justify-single-word="false"/>
      <style:text-properties style:font-name="Arial" fo:language="gl" fo:country="ES" fo:font-style="italic" officeooo:rsid="00199e3b" officeooo:paragraph-rsid="00199e3b" style:font-name-asian="Times New Roman" style:font-style-asian="italic" style:font-name-complex="Arial" style:font-size-complex="8pt" style:font-style-complex="italic"/>
    </style:style>
    <style:style style:name="P35" style:family="paragraph" style:parent-style-name="Text_20_body">
      <style:paragraph-properties fo:text-align="justify" style:justify-single-word="false"/>
      <style:text-properties style:font-name="Arial" fo:language="gl" fo:country="ES" fo:font-style="italic" officeooo:rsid="00199e3b" officeooo:paragraph-rsid="0019d210" style:font-name-asian="Times New Roman" style:font-style-asian="italic" style:font-name-complex="Arial" style:font-size-complex="8pt" style:font-style-complex="italic"/>
    </style:style>
    <style:style style:name="P36" style:family="paragraph" style:parent-style-name="Text_20_body">
      <style:paragraph-properties fo:text-align="justify" style:justify-single-word="false"/>
      <style:text-properties style:text-line-through-style="solid" style:text-line-through-type="single" style:font-name="Arial" fo:language="gl" fo:country="ES" fo:font-style="italic" style:font-style-asian="italic" style:font-name-complex="Arial" style:font-size-complex="8pt" style:font-style-complex="italic"/>
    </style:style>
    <style:style style:name="P37" style:family="paragraph" style:parent-style-name="Text_20_body">
      <style:paragraph-properties fo:text-align="justify" style:justify-single-word="false"/>
      <style:text-properties style:font-name="Arial" fo:font-size="10pt" style:font-size-asian="10pt" style:font-size-complex="10pt"/>
    </style:style>
    <style:style style:name="P38" style:family="paragraph" style:parent-style-name="Text_20_body" style:list-style-name="L8">
      <style:paragraph-properties fo:text-align="justify" style:justify-single-word="false"/>
      <style:text-properties style:font-name="Arial" fo:font-size="10pt" officeooo:paragraph-rsid="001cbb13" style:font-size-asian="10pt" style:font-size-complex="10pt"/>
    </style:style>
    <style:style style:name="P39" style:family="paragraph" style:parent-style-name="Text_20_body" style:list-style-name="L4">
      <style:paragraph-properties fo:text-align="justify" style:justify-single-word="false"/>
      <style:text-properties style:font-name="Arial" fo:font-size="10pt" officeooo:rsid="0019d210" officeooo:paragraph-rsid="001cbb13" style:font-size-asian="10pt" style:font-size-complex="10pt"/>
    </style:style>
    <style:style style:name="P40" style:family="paragraph" style:parent-style-name="Text_20_body">
      <style:paragraph-properties fo:text-align="justify" style:justify-single-word="false"/>
      <style:text-properties style:font-name="Arial" fo:font-size="10pt" fo:language="gl" fo:country="ES" fo:font-style="normal" officeooo:rsid="00199e3b" officeooo:paragraph-rsid="0019d210" style:font-name-asian="Times New Roman" style:font-size-asian="10pt" style:font-style-asian="normal" style:font-name-complex="Arial" style:font-size-complex="10pt" style:font-style-complex="normal"/>
    </style:style>
    <style:style style:name="T1" style:family="text">
      <style:text-properties style:font-name="Arial" fo:font-size="9pt" fo:language="gl" fo:country="ES" style:font-size-asian="9pt" style:font-name-complex="Arial"/>
    </style:style>
    <style:style style:name="T2" style:family="text">
      <style:text-properties style:font-name="Arial" fo:font-size="9pt" fo:language="gl" fo:country="ES" officeooo:rsid="000ea8be" style:font-size-asian="9pt" style:font-name-complex="Arial"/>
    </style:style>
    <style:style style:name="T3" style:family="text">
      <style:text-properties style:font-name="Arial" fo:font-size="9pt" fo:language="gl" fo:country="ES" officeooo:rsid="0012ab60" style:font-size-asian="9pt" style:font-name-complex="Arial"/>
    </style:style>
    <style:style style:name="T4" style:family="text">
      <style:text-properties style:font-name="Arial" fo:language="gl" fo:country="ES" fo:font-style="italic" style:font-style-asian="italic" style:font-name-complex="Arial" style:font-size-complex="8pt" style:font-style-complex="italic"/>
    </style:style>
    <style:style style:name="T5" style:family="text">
      <style:text-properties style:font-name="Arial" fo:language="gl" fo:country="ES" fo:font-style="italic" officeooo:rsid="000ea8be" style:font-style-asian="italic" style:font-name-complex="Arial" style:font-size-complex="8pt" style:font-style-complex="italic"/>
    </style:style>
    <style:style style:name="T6" style:family="text">
      <style:text-properties style:font-name="Arial" fo:language="gl" fo:country="ES" fo:font-style="normal" officeooo:rsid="00199e3b" style:font-name-asian="Times New Roman" style:font-style-asian="normal" style:font-name-complex="Arial" style:font-size-complex="8pt" style:font-style-complex="normal"/>
    </style:style>
    <style:style style:name="T7" style:family="text">
      <style:text-properties style:font-name="Arial" fo:language="gl" fo:country="ES" fo:font-style="normal" officeooo:rsid="001cbb13" style:font-name-asian="Times New Roman" style:font-style-asian="normal" style:font-name-complex="Arial" style:font-size-complex="8pt" style:font-style-complex="normal"/>
    </style:style>
    <style:style style:name="T8" style:family="text">
      <style:text-properties style:font-name="Arial" fo:language="gl" fo:country="ES" fo:font-style="normal" fo:font-weight="bold" officeooo:rsid="001cbb13" style:font-name-asian="Times New Roman" style:font-style-asian="normal" style:font-weight-asian="bold" style:font-name-complex="Arial" style:font-size-complex="8pt" style:font-style-complex="normal" style:font-weight-complex="bold"/>
    </style:style>
    <style:style style:name="T9" style:family="text">
      <style:text-properties style:font-name="Arial" fo:language="gl" fo:country="ES" fo:font-style="normal" fo:font-weight="bold" officeooo:rsid="00199e3b" style:font-name-asian="Times New Roman" style:font-style-asian="normal" style:font-weight-asian="bold" style:font-name-complex="Arial" style:font-size-complex="8pt" style:font-style-complex="normal" style:font-weight-complex="bold"/>
    </style:style>
    <style:style style:name="T10" style:family="text">
      <style:text-properties style:font-name="Arial" fo:font-size="15pt" fo:language="gl" fo:country="ES" fo:font-weight="bold" officeooo:rsid="001666aa" style:font-size-asian="15pt" style:font-weight-asian="bold" style:font-name-complex="Arial" style:font-size-complex="15pt" style:font-weight-complex="bold"/>
    </style:style>
    <style:style style:name="T11" style:family="text">
      <style:text-properties officeooo:rsid="000ea8be"/>
    </style:style>
    <style:style style:name="T12" style:family="text">
      <style:text-properties fo:font-style="normal" style:font-style-asian="normal" style:font-style-complex="normal"/>
    </style:style>
    <style:style style:name="T13" style:family="text">
      <style:text-properties fo:font-style="normal" officeooo:rsid="000ea8be" style:font-style-asian="normal" style:font-style-complex="normal"/>
    </style:style>
    <style:style style:name="T14" style:family="text">
      <style:text-properties officeooo:rsid="0012ab60"/>
    </style:style>
    <style:style style:name="T15" style:family="text">
      <style:text-properties officeooo:rsid="00138b84"/>
    </style:style>
    <style:style style:name="T16" style:family="text">
      <style:text-properties officeooo:rsid="00199096"/>
    </style:style>
    <style:style style:name="T17" style:family="text">
      <style:text-properties officeooo:rsid="001b48e0"/>
    </style:style>
    <style:style style:name="T18" style:family="text">
      <style:text-properties officeooo:rsid="001666aa"/>
    </style:style>
    <style:style style:name="T19" style:family="text">
      <style:text-properties fo:language="gl" fo:country="ES" style:font-name-asian="Times New Roman" style:font-name-complex="Arial"/>
    </style:style>
    <style:style style:name="T20" style:family="text">
      <style:text-properties fo:language="gl" fo:country="ES" style:font-name-asian="Times New Roman" style:font-name-complex="Arial" style:font-size-complex="8pt"/>
    </style:style>
    <style:style style:name="T21" style:family="text">
      <style:text-properties fo:language="gl" fo:country="ES" fo:font-style="normal" fo:font-weight="bold" officeooo:rsid="00199e3b" style:font-name-asian="Times New Roman" style:font-style-asian="normal" style:font-weight-asian="bold" style:font-name-complex="Arial" style:font-size-complex="8pt" style:font-style-complex="normal" style:font-weight-complex="bold"/>
    </style:style>
    <style:style style:name="T22" style:family="text">
      <style:text-properties fo:language="gl" fo:country="ES" fo:font-style="normal" fo:font-weight="bold" officeooo:rsid="001cbb13" style:font-name-asian="Times New Roman" style:font-style-asian="normal" style:font-weight-asian="bold" style:font-name-complex="Arial" style:font-size-complex="8pt" style:font-style-complex="normal" style:font-weight-complex="bold"/>
    </style:style>
    <style:style style:name="T23" style:family="text">
      <style:text-properties fo:language="gl" fo:country="ES" fo:font-style="normal" fo:font-weight="bold" officeooo:rsid="00199e3b" style:font-name-asian="Times New Roman" style:font-style-asian="normal" style:font-weight-asian="bold" style:font-name-complex="Arial" style:font-style-complex="normal" style:font-weight-complex="bold"/>
    </style:style>
    <style:style style:name="T24" style:family="text">
      <style:text-properties fo:language="gl" fo:country="ES" fo:font-style="normal" fo:font-weight="bold" officeooo:rsid="001cbb13" style:font-name-asian="Times New Roman" style:font-style-asian="normal" style:font-weight-asian="bold" style:font-name-complex="Arial" style:font-style-complex="normal" style:font-weight-complex="bold"/>
    </style:style>
    <style:style style:name="T25" style:family="text">
      <style:text-properties fo:language="gl" fo:country="ES" fo:font-style="normal" officeooo:rsid="00199e3b" style:font-name-asian="Times New Roman" style:font-style-asian="normal" style:font-name-complex="Arial" style:font-size-complex="8pt" style:font-style-complex="normal"/>
    </style:style>
    <style:style style:name="T26" style:family="text">
      <style:text-properties fo:language="gl" fo:country="ES" fo:font-style="normal" officeooo:rsid="001cbb13" style:font-name-asian="Times New Roman" style:font-style-asian="normal" style:font-name-complex="Arial" style:font-size-complex="8pt" style:font-style-complex="normal"/>
    </style:style>
    <style:style style:name="T27" style:family="text">
      <style:text-properties fo:language="gl" fo:country="ES" fo:font-style="normal" officeooo:rsid="00199e3b" style:font-name-asian="Times New Roman" style:font-style-asian="normal" style:font-name-complex="Arial" style:font-style-complex="normal"/>
    </style:style>
    <style:style style:name="T28" style:family="text">
      <style:text-properties fo:language="gl" fo:country="ES" fo:font-style="normal" officeooo:rsid="001cbb13" style:font-name-asian="Times New Roman" style:font-style-asian="normal" style:font-name-complex="Arial" style:font-style-complex="normal"/>
    </style:style>
    <style:style style:name="T29" style:family="text">
      <style:text-properties officeooo:rsid="001dea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7"/>
      <text:p text:style-name="P7"/>
      <text:p text:style-name="P7"/>
      <text:p text:style-name="P7"/>
      <text:p text:style-name="P7"/>
      <text:p text:style-name="P7"/>
      <text:p text:style-name="P7"/>
      <text:p text:style-name="P7"/>
      <text:p text:style-name="P7"/>
      <table:table table:name="Táboa1" table:style-name="Táboa1">
        <table:table-column table:style-name="Táboa1.A"/>
        <table:table-row table:style-name="Táboa1.1">
          <table:table-cell table:style-name="Táboa1.A1" office:value-type="string">
            <text:p text:style-name="P27"><text:span text:style-name="T14">REPOSITORIO</text:span> D<text:span text:style-name="T11">O</text:span> PRO<text:span text:style-name="T11">X</text:span>ECTO:</text:p>
            <text:p text:style-name="P27"/>
            <text:list xml:id="list2852920667740317485" text:style-name="L3">
              <text:list-item>
                <text:p text:style-name="P30"><text:a xlink:type="simple" xlink:href="https://github.com/abalirac/Vvs" text:style-name="Internet_20_link" text:visited-style-name="Visited_20_Internet_20_Link"><text:span text:style-name="T10">https://github.com/abalirac/Vvs</text:span></text:a></text:p>
              </text:list-item>
            </text:list>
            <text:p text:style-name="P15"/>
            <text:p text:style-name="P15"/>
          </table:table-cell>
        </table:table-row>
        <table:table-row table:style-name="Táboa1.1">
          <table:table-cell table:style-name="Táboa1.A2" office:value-type="string">
            <text:p text:style-name="P28">PARTICIPANTES NO PROXECTO: </text:p>
            <text:p text:style-name="P28"/>
            <text:list xml:id="list4621066632310626292" text:style-name="L2">
              <text:list-item>
                <text:p text:style-name="P29"><text:span text:style-name="T18">Alvaro Balirac Seijas</text:span></text:p>
              </text:list-item>
              <text:list-item>
                <text:p text:style-name="P29"><text:span text:style-name="T18">Moisés Arribí Lamas</text:span></text:p>
              </text:list-item>
            </text:list>
            <text:p text:style-name="P16"/>
            <text:p text:style-name="P16"/>
            <text:p text:style-name="P16"/>
          </table:table-cell>
        </table:table-row>
      </table:table>
      <text:p text:style-name="P1"/>
      <text:p text:style-name="P2"/>
      <text:p text:style-name="P2"/>
      <text:p text:style-name="P2"/>
      <text:p text:style-name="P2"/>
      <text:p text:style-name="P14"/>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20" text:outline-level="2">1. <text:span text:style-name="T15">DESCRICIÓN DO PROXECTO</text:span></text:h>
      <text:p text:style-name="P33"><text:span text:style-name="T29">D</text:span>iseño e implementación de un sencillo sitio Web de subastas, usando los frameworks Java POJO: Tapestry, Spring e Hibernate.</text:p>
      <text:h text:style-name="P24" text:outline-level="2"><text:span text:style-name="T15">2</text:span>. ESTADO ACTUAL</text:h>
      <text:p text:style-name="P37"><text:span text:style-name="T19"/></text:p>
      <text:list xml:id="list5183604922488674489" text:style-name="L4">
        <text:list-item>
          <text:p text:style-name="P39"><text:span text:style-name="T19">Listaxe <text:s/>de funcionalidades:</text:span></text:p>
        </text:list-item>
      </text:list>
      <text:list xml:id="list3144182898387837386" text:style-name="L8">
        <text:list-item>
          <text:p text:style-name="P38"><text:span text:style-name="T23">Registro de usuarios.</text:span><text:span text:style-name="T27"> Debe permitir registrar nuevos usuarios, así como </text:span><text:span text:style-name="T28">permitir cambiar la información básica de registro.</text:span></text:p>
        </text:list-item>
        <text:list-item>
          <text:p text:style-name="P38"><text:span text:style-name="T24">Autenticación y salida.</text:span><text:span text:style-name="T28"> Un usuario se autenticará indicando su seudónimo y contraseña, con la posibilidad de recordar la contraseña para no tener que teclearla la siguiente vez. El usuario podrá salir explícitamente del subastador, lo que provoca que ya no se recuerde su contraseña, en caso de haber seleccionado dicha opción con anterioridad.</text:span></text:p>
        </text:list-item>
        <text:list-item>
          <text:p text:style-name="P38"><text:span text:style-name="T24">Inserción de anuncios.</text:span><text:span text:style-name="T28"> Un usuario autenticado podrá insertar anuncios de sus productos. Una vez insertado un anuncio en el subastador, no será posible modificarlo.</text:span></text:p>
        </text:list-item>
        <text:list-item>
          <text:p text:style-name="P38"><text:span text:style-name="T24">Búsquedas de productos.</text:span><text:span text:style-name="T28"> Cualquier usuario (autenticado o no) podrá buscar productos (a los que todavía no les haya vencido su plazo de puja) por palabras clave del nombre del producto y la categoría (mediante un desplegable). Así, por ejemplo, si existe un producto con nombre “Canon PowerShot S50”, deberá aparecer cuando se busca “canon s50”, “s50 CAN”, etc., es decir, las palabras clave tienen que estar todas contenidas en el nombre del producto como palabras o parte de palabras, sin distinguir entre mayúsculas y minúsculas, y en cualquier orden. Si el usuario especifica la categoría, la búsqueda se restringirá a los productos de dicha categoría. Si el usuario no especifica palabras clave ni categoría, se mostrarán todos los productos. Los productos que aparecen tras el resultado de una búsqueda se visualizan mostrando: nombre de la categoría (si no se especificó al realizar la búsqueda), nombre del producto, precio actual, tiempo (en minutos) que resta para que venza el plazo de la puja y seudónimo del vendedor. Un usuario (autenticado o no) podrá hacer clic sobre el nombre de un producto (al que todavía no le ha vencido su plazo de puja) para ver los detalles del mismo, que incluyen: nombre de la categoría, nombre del producto, descripción, seudónimo del vendedor, fecha (día, mes y año) y hora (hora y minuto) en la que se anunció, tiempo (en minutos) que resta para que venza el plazo de la puja, precio de salida, precio actual, información de envío, seudónimo del comprador que está actualmente ganando la puja (o una indicación de que no existe ninguna puja) y un enlace para poder pujar por el producto.</text:span></text:p>
        </text:list-item>
        <text:list-item>
          <text:p text:style-name="P38"><text:span text:style-name="T24">Realización de una puja.</text:span><text:span text:style-name="T28"> La página que muestra los detalles de un producto incluirá un enlace que permite acceder a otra página con un formulario para pujar por el producto. Si el usuario está autenticado, el enlace le llevará a la página con el formulario que permite pujar por el producto. Si no está autenticado, se le redirigirá al formulario de autenticación, y tras autenticarse, se valorará positivamente que se le muestre automáticamente el formulario para pujar por el producto (alternativamente, si </text:span><text:soft-page-break/><text:span text:style-name="T28">no se logra implementar este grado de automatismo, es admisible que el usuario tenga que volver a buscar el producto, ir a la página de información detallada y pulsar en el enlace que lleva a la página que permite pujar por el producto).</text:span></text:p>
        </text:list-item>
        <text:list-item>
          <text:p text:style-name="P38"><text:span text:style-name="T24">Consulta del estado de las pujas y los productos anunciados.</text:span><text:span text:style-name="T28"> Un usuario autenticado podrá consultar el estado de las pujas que lleva realizado a lo largo del tiempo, mostrándose primero las pujas más recientes. Por cada puja se indicará: la fecha (día, mes y año) y hora (hora, minuto y segundo) en la que hizo la puja, la cantidad máxima que el usuario estaba dispuesto a pagar en la puja, el nombre del producto (con un enlace que permite ver su información detallada), el seudónimo del usuario que ganaba la puja en ese momento y el precio que tenía el producto en ese momento. El usuario dispondrá adicionalmente de un enlace que muestre los productos que ha anunciado a lo largo del tiempo, mostrando primero los que les falta más tiempo para que concluya su periodo de puja. Por cada producto, se mostrará: su nombre (con un enlace que permite ver su información detallada), el seudónimo del comprador que va ganando (o una indicación de que no existe ninguna puja), su precio actual y el tiempo que queda para que venza el plazo (o una indicación de que ya venció).</text:span></text:p>
        </text:list-item>
      </text:list>
      <text:p text:style-name="P40"><text:span text:style-name="T19"/></text:p>
      <text:p text:style-name="P35"><text:span text:style-name="T20"/></text:p>
      <text:p text:style-name="P36">Lista<text:span text:style-name="T11">xe</text:span> de funcionalidades<text:span text:style-name="T11">, as súas </text:span>especificaci<text:span text:style-name="T11">ó</text:span>ns, <text:span text:style-name="T11">as persoas responsables do seu desenvolvemento, e as persoas responsables do proceso de proba.</text:span></text:p>
      <text:p text:style-name="P18"><text:span text:style-name="T15">2.1</text:span>. COMPO<text:span text:style-name="T16">Ñ</text:span>ENTES <text:span text:style-name="T16">A</text:span>VAL<text:span text:style-name="T16">I</text:span>ADOS</text:p>
      <text:p text:style-name="P4">Para cada <text:span text:style-name="T15">compoñente: </text:span>funcionalidad<text:span text:style-name="T11">es na que participa,</text:span> número de <text:span text:style-name="T11">probas obxectivo</text:span>, <text:span text:style-name="T11">número de probas preparadas, porcentaxe executada e porcentaxe superada</text:span>. S<text:span text:style-name="T11">e </text:span>esta información <text:span text:style-name="T11">é</text:span> profusa <text:span text:style-name="T11">e</text:span> se almacena <text:span text:style-name="T11">n</text:span>o<text:span text:style-name="T11">u</text:span>tra f<text:span text:style-name="T11">o</text:span>nte, referencia <text:span text:style-name="T11">á fonte. Se é cambiante, referencia a unha </text:span><text:span text:style-name="T13">shapshot</text:span><text:span text:style-name="T11"> ou resumo do mais destacado.</text:span></text:p>
      <text:h text:style-name="P22" text:outline-level="2"><text:span text:style-name="T15">3</text:span>. <text:span text:style-name="T16">ESPECIFICACIÓN DE PROBAS</text:span></text:h>
      <text:p text:style-name="P6">Aquí se listarán <text:span text:style-name="T17">as probas a realizar</text:span> <text:span text:style-name="T16">para cada compoñente</text:span> <text:span text:style-name="T17">(descrición de escenarios, </text:span>entradas <text:span text:style-name="T16">utilizadas e</text:span> sa<text:span text:style-name="T16">íd</text:span>as <text:span text:style-name="T16">desexadas</text:span>, <text:span text:style-name="T16">f</text:span>erramentas de pr<text:span text:style-name="T16">o</text:span>ba <text:span text:style-name="T15">utilizadas</text:span>, <text:span text:style-name="T17">criterio de éxito/suspensión/abandono...)</text:span>. </text:p>
      <text:h text:style-name="P21" text:outline-level="2"><text:span text:style-name="T15">4</text:span>. RE<text:span text:style-name="T11">X</text:span>ISTRO DE PR<text:span text:style-name="T11">O</text:span>BAS</text:h>
      <text:p text:style-name="P3">Notas relevantes sobre <text:span text:style-name="T11">o</text:span> proceso de pr<text:span text:style-name="T11">o</text:span>bas <text:span text:style-name="T11">realizado até o momento</text:span>, especialmente causas de <text:span text:style-name="T11">a</text:span>trasos, etc. S<text:span text:style-name="T11">e </text:span>esta información <text:span text:style-name="T11">é</text:span> profusa <text:span text:style-name="T11">e</text:span> se almacena <text:span text:style-name="T11">n</text:span>o<text:span text:style-name="T11">u</text:span>tra f<text:span text:style-name="T11">o</text:span>nte, referencia <text:span text:style-name="T11">á fonte</text:span>. S<text:span text:style-name="T11">e</text:span> <text:span text:style-name="T11">é</text:span> cambiante, referencia a un<text:span text:style-name="T11">h</text:span>a <text:span text:style-name="T12">shapshot</text:span> o<text:span text:style-name="T11">u</text:span> resum<text:span text:style-name="T11">o</text:span> do m<text:span text:style-name="T11">ai</text:span>s destacado.</text:p>
      <text:h text:style-name="P23" text:outline-level="2"><text:span text:style-name="T15">5</text:span>. RE<text:span text:style-name="T11">X</text:span>ISTRO DE ERROS</text:h>
      <text:p text:style-name="P4">Notas relevantes sobre as pr<text:span text:style-name="T11">o</text:span>bas <text:span text:style-name="T11">realizadas </text:span>que <text:span text:style-name="T11">revelaron incumprimentos </text:span>das especificaci<text:span text:style-name="T11">ó</text:span>ns. S<text:span text:style-name="T11">e </text:span>esta información <text:span text:style-name="T11">é</text:span> profusa <text:span text:style-name="T11">e</text:span> se almacena <text:span text:style-name="T11">n</text:span>o<text:span text:style-name="T11">u</text:span>tra f<text:span text:style-name="T11">o</text:span>nte, referencia <text:span text:style-name="T11">á fonte</text:span>. S<text:span text:style-name="T11">e</text:span> <text:span text:style-name="T11">é</text:span> cambiante, referencia a un<text:span text:style-name="T11">h</text:span>a <text:span text:style-name="T12">shapshot</text:span> o<text:span text:style-name="T11">u</text:span> resum<text:span text:style-name="T11">o</text:span> do m<text:span text:style-name="T11">ai</text:span>s destacado.</text:p>
      <text:h text:style-name="P23" text:outline-level="2"><text:span text:style-name="T15">6.</text:span> ESTA<text:span text:style-name="T11">T</text:span>ÍSTICAS</text:h>
      <text:p text:style-name="P5">Deben incluírse como mínimo:</text:p>
      <text:list xml:id="list7488676494746051294" text:style-name="L1">
        <text:list-item>
          <text:p text:style-name="P32"><text:soft-page-break/><text:span text:style-name="T5">Número </text:span><text:span text:style-name="T4">de erros encontrados diariamente </text:span><text:span text:style-name="T5">e</text:span><text:span text:style-name="T4"> semanalmente.</text:span></text:p>
        </text:list-item>
        <text:list-item>
          <text:p text:style-name="P32"><text:span text:style-name="T4">Nivel de progreso na e</text:span><text:span text:style-name="T5">x</text:span><text:span text:style-name="T4">ecución das pr</text:span><text:span text:style-name="T5">o</text:span><text:span text:style-name="T4">bas.</text:span></text:p>
        </text:list-item>
        <text:list-item>
          <text:p text:style-name="P31"><text:span text:style-name="T4">Anális</text:span><text:span text:style-name="T5">e</text:span><text:span text:style-name="T4"> d</text:span><text:span text:style-name="T5">o</text:span><text:span text:style-name="T4"> perfil de detección de erros (lugares, compo</text:span><text:span text:style-name="T5">ñ</text:span><text:span text:style-name="T4">entes, tipolo</text:span><text:span text:style-name="T5">x</text:span><text:span text:style-name="T4">ía).</text:span></text:p>
        </text:list-item>
        <text:list-item>
          <text:p text:style-name="P31"><text:span text:style-name="T4">Informe de erros abertos </text:span><text:span text:style-name="T5">e</text:span><text:span text:style-name="T4"> </text:span><text:span text:style-name="T5">p</text:span><text:span text:style-name="T4">e</text:span><text:span text:style-name="T5">ch</text:span><text:span text:style-name="T4">ados por nivel de criticidad</text:span><text:span text:style-name="T5">e</text:span><text:span text:style-name="T4">.</text:span></text:p>
        </text:list-item>
        <text:list-item>
          <text:p text:style-name="P31"><text:span text:style-name="T5">A</text:span><text:span text:style-name="T4">val</text:span><text:span text:style-name="T5">i</text:span><text:span text:style-name="T4">ación global d</text:span><text:span text:style-name="T5">o</text:span><text:span text:style-name="T4"> estado de calidad</text:span><text:span text:style-name="T5">e</text:span><text:span text:style-name="T4"> </text:span><text:span text:style-name="T5">e</text:span><text:span text:style-name="T4"> estabilidad</text:span><text:span text:style-name="T5">e</text:span><text:span text:style-name="T4"> actua</text:span><text:span text:style-name="T5">i</text:span><text:span text:style-name="T4">s.</text:span></text:p>
        </text:list-item>
      </text:list>
      <text:h text:style-name="P21" text:outline-level="2"><text:span text:style-name="T15">7</text:span>. O<text:span text:style-name="T11">U</text:span>TROS ASPECTOS DE INTER<text:span text:style-name="T11">ESE</text:span></text:h>
      <text:p text:style-name="P3"><text:span text:style-name="T11">N</text:span>este apartado se incluirán todos aquel<text:span text:style-name="T11">e</text:span>s aspectos <text:span text:style-name="T11">e</text:span> detalles que no<text:span text:style-name="T11">n se mencionaran nos puntos anteriores, pero que o equipo do proxecto considere </text:span>que p<text:span text:style-name="T11">o</text:span>den aportar valo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DejaVu Sans1" svg:font-family="'DejaVu Sans'" style:font-pitch="variable"/>
    <style:font-face style:name="DejaVu Sans" svg:font-family="'DejaVu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gl" fo:country="E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gl" fo:country="E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line-height="130%" fo:text-align="center" style:justify-single-word="false"/>
      <style:text-properties fo:font-size="14pt" fo:font-weight="bold" style:font-size-asian="14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Encabezad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exto_20_independiente_20_31" style:display-name="Texto independiente 31" style:family="paragraph" style:parent-style-name="Standard">
      <style:paragraph-properties fo:margin-left="0cm" fo:margin-right="0.545cm" fo:margin-top="0cm" fo:margin-bottom="0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2z0" style:family="text">
      <style:text-properties fo:color="#000000" style:font-name="Symbol" fo:font-family="Symbol" style:font-family-generic="roman" style:font-pitch="variable" style:font-charset="x-symbol" fo:font-size="11pt" fo:font-style="normal" fo:font-weight="bold" style:font-size-asian="11pt" style:font-style-asian="normal" style:font-weight-asian="bold"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uente_20_de_20_párrafo_20_predeter.1" style:display-name="Fuente de párrafo predeter.1" style:family="text"/>
    <style:style style:name="Page_20_Number" style:display-name="Page Number" style:family="text" style:parent-style-name="Fuente_20_de_20_párrafo_20_predeter.1"/>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áboa3" style:family="table">
      <style:table-properties style:width="16.094cm" table:align="left" style:writing-mode="lr-tb"/>
    </style:style>
    <style:style style:name="Táboa3.A" style:family="table-column">
      <style:table-column-properties style:column-width="5.346cm"/>
    </style:style>
    <style:style style:name="Táboa3.B" style:family="table-column">
      <style:table-column-properties style:column-width="10.747cm"/>
    </style:style>
    <style:style style:name="Táboa3.1" style:family="table-row">
      <style:table-row-properties style:min-row-height="1.931cm" fo:keep-together="auto"/>
    </style:style>
    <style:style style:name="Táboa3.A1" style:family="table-cell">
      <style:table-cell-properties style:vertical-align="top" fo:padding-left="0.123cm" fo:padding-right="0.123cm" fo:padding-top="0cm" fo:padding-bottom="0cm" fo:border-left="0.1pt solid #000000" fo:border-right="none" fo:border-top="0.1pt solid #000000" fo:border-bottom="0.1pt solid #000000" style:writing-mode="lr-tb"/>
    </style:style>
    <style:style style:name="Táboa3.B1" style:family="table-cell">
      <style:table-cell-properties style:vertical-align="top" fo:padding-left="0.123cm" fo:padding-right="0.123cm" fo:padding-top="0cm" fo:padding-bottom="0cm" fo:border="0.1pt solid #000000" style:writing-mode="lr-tb"/>
    </style:style>
    <style:style style:name="MP1" style:family="paragraph" style:parent-style-name="Text_20_body">
      <style:text-properties fo:language="gl" fo:country="ES"/>
    </style:style>
    <style:style style:name="MP2" style:family="paragraph" style:parent-style-name="Header">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etter-spacing="-0.005cm" fo:language="gl" fo:country="ES" style:font-size-asian="9pt" style:language-asian="zxx" style:country-asian="none" style:font-name-complex="Arial"/>
    </style:style>
    <style:style style:name="MP3" style:family="paragraph" style:parent-style-name="Header">
      <style:paragraph-properties fo:text-align="end" style:justify-single-word="false"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anguage="gl" fo:country="ES" style:font-size-asian="9pt" style:font-name-complex="Arial"/>
    </style:style>
    <style:style style:name="MP4"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4pt" fo:language="gl" fo:country="ES" style:text-underline-style="solid" style:text-underline-width="auto" style:text-underline-color="font-color" officeooo:rsid="000ea8be" officeooo:paragraph-rsid="000ea8be" style:font-size-asian="12.25pt" style:font-name-complex="Arial" style:font-size-complex="14pt"/>
    </style:style>
    <style:style style:name="MP5"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6pt" fo:language="gl" fo:country="ES" style:text-underline-style="solid" style:text-underline-width="auto" style:text-underline-color="font-color" officeooo:rsid="0012ab60" officeooo:paragraph-rsid="0012ab60" style:font-size-asian="16pt" style:font-name-complex="Arial" style:font-size-complex="16pt"/>
    </style:style>
    <style:style style:name="MP6" style:family="paragraph" style:parent-style-name="Header">
      <style:paragraph-properties>
        <style:tab-stops>
          <style:tab-stop style:position="7.5cm" style:type="center"/>
          <style:tab-stop style:position="15.503cm" style:type="right"/>
        </style:tab-stops>
      </style:paragraph-properties>
      <style:text-properties fo:language="gl" fo:country="ES"/>
    </style:style>
    <style:style style:name="MP7" style:family="paragraph" style:parent-style-name="Standard">
      <style:paragraph-properties fo:margin-left="0cm" fo:margin-right="0.247cm" style:line-height-at-least="0.298cm" fo:text-align="center" style:justify-single-word="false" fo:text-indent="0cm" style:auto-text-indent="false">
        <style:tab-stops>
          <style:tab-stop style:position="1.122cm"/>
          <style:tab-stop style:position="2.392cm"/>
          <style:tab-stop style:position="3.662cm"/>
          <style:tab-stop style:position="4.932cm"/>
          <style:tab-stop style:position="6.202cm"/>
          <style:tab-stop style:position="7.472cm"/>
          <style:tab-stop style:position="8.742cm"/>
        </style:tab-stops>
      </style:paragraph-properties>
    </style:style>
    <style:style style:name="MP8" style:family="paragraph" style:parent-style-name="Standard">
      <style:text-properties fo:language="gl" fo:country="ES"/>
    </style:style>
    <style:style style:name="MT1" style:family="text">
      <style:text-properties style:font-name="Arial" fo:font-size="9pt" fo:language="gl" fo:country="ES" officeooo:rsid="000ea8be" style:font-size-asian="9pt" style:font-name-complex="Arial"/>
    </style:style>
    <style:style style:name="MT2" style:family="text">
      <style:text-properties style:font-name="Arial" fo:font-size="9pt" fo:language="gl" fo:country="ES" officeooo:rsid="0012ab60" style:font-size-asian="9pt" style:font-name-complex="Arial"/>
    </style:style>
    <style:style style:name="MT3" style:family="text">
      <style:text-properties style:font-name="Arial" fo:font-size="9pt" fo:language="gl" fo:country="ES" style:font-size-asian="9pt" style:font-name-complex="Arial"/>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501cm" fo:margin-left="2.54cm" fo:margin-right="2.37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4.001cm" fo:margin-bottom="2cm" fo:margin-left="2.54cm" fo:margin-right="2.37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able:table table:name="Táboa3" table:style-name="Táboa3">
          <table:table-column table:style-name="Táboa3.A"/>
          <table:table-column table:style-name="Táboa3.B"/>
          <table:table-row table:style-name="Táboa3.1">
            <table:table-cell table:style-name="Táboa3.A1" office:value-type="string">
              <text:p text:style-name="MP2"><draw:frame draw:style-name="Mfr1" draw:name="imaxes1" text:anchor-type="paragraph" svg:width="4.454cm" svg:height="2.226cm" draw:z-index="3"><draw:image xlink:href="Pictures/10000200000004EC00000276AB5A8B836A5012F2.png" xlink:type="simple" xlink:show="embed" xlink:actuate="onLoad"/></draw:frame></text:p>
              <text:p text:style-name="MP2"/>
              <text:p text:style-name="MP2"/>
              <text:p text:style-name="MP2"/>
              <text:p text:style-name="MP2"/>
              <text:p text:style-name="MP2"/>
            </table:table-cell>
            <table:table-cell table:style-name="Táboa3.B1" office:value-type="string">
              <text:p text:style-name="MP3"/>
              <text:p text:style-name="MP4">Validación e Verificación do Software</text:p>
              <text:p text:style-name="MP5">INFORME DE PRÁCTICAS</text:p>
            </table:table-cell>
          </table:table-row>
        </table:table>
        <text:p text:style-name="MP6"/>
      </style:header>
      <style:footer>
        <text:p text:style-name="MP7"><text:span text:style-name="MT1">VVS-</text:span><text:span text:style-name="MT2">INFORME-PRÁCTICAS</text:span><text:span text:style-name="MT3"><text:tab/><text:tab/>Pá</text:span><text:span text:style-name="MT1">x</text:span><text:span text:style-name="MT3">ina </text:span><text:span text:style-name="Page_20_Number"><text:span text:style-name="MT3"><text:page-number text:select-page="current">4</text:page-number></text:span></text:span><text:span text:style-name="Page_20_Number"><text:span text:style-name="MT3"> </text:span></text:span><text:span text:style-name="MT3">de </text:span><text:span text:style-name="Page_20_Number"><text:span text:style-name="MT3"><text:page-count style:num-format="1">4</text:page-count></text:span></text:span></text:p>
      </style:footer>
    </style:master-page>
    <style:master-page style:name="First_20_Page" style:display-name="First Page" style:page-layout-name="Mpm2" style:next-style-name="Standard">
      <style:header>
        <text:p text:style-name="MP8"/>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17-01-02</dc:title>
    <meta:initial-creator>valora</meta:initial-creator>
    <meta:creation-date>2005-10-20T20:26:00</meta:creation-date>
    <dc:date>2016-12-19T12:04:31.239000000</dc:date>
    <meta:print-date>2009-11-11T12:59:00</meta:print-date>
    <meta:editing-cycles>26</meta:editing-cycles>
    <meta:editing-duration>PT2H8M4S</meta:editing-duration>
    <meta:generator>LibreOffice/5.2.1.2$Windows_x86 LibreOffice_project/31dd62db80d4e60af04904455ec9c9219178d620</meta:generator>
    <meta:document-statistic meta:table-count="2" meta:image-count="1" meta:object-count="0" meta:page-count="4" meta:paragraph-count="36" meta:word-count="1015" meta:character-count="6296" meta:non-whitespace-character-count="5328"/>
    <meta:user-defined meta:name="Información 1"/>
    <meta:user-defined meta:name="Información 2"/>
    <meta:user-defined meta:name="Información 3"/>
    <meta:user-defined meta:name="Información 4"/>
  </office:meta>
</office:document-meta>
</file>